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19 February 2014</text:p>
      <text:p text:style-name="P3">Project 4 Documentation</text:p>
      <text:p text:style-name="P2"><text:tab/>The main purpose of this program is to re-design the base structure of the Crazy Eights game using dynamic memory. The goal is to recreate all of my arrays with dynamically allocated memory and pointers. No array brackets will be used unless they are used after the keyword “new” to signify dynamic allocation.</text:p>
      <text:p text:style-name="P2"><text:tab/>The program design has been slightly modified due to dynamic memory requirements, but overall has maintained the structure of the last project. Some notable questions might be the use of deallocation functions, but was created in attempts to object-orientate everything for future projects. The design has stayed in the sense that the modularity of functions will allow me to reuse and restructure the segments of my code. </text:p>
      <text:p text:style-name="P2"><text:tab/>One significant issue was my concerns with deallocation. I have read my code several times in order to find memory leaks and I believe I have caught all of them, but I am unaware of how to be certain. If there was some debugging functionality that could help look for them, I would appreciate you telling me. Other than that, the requirement of putting the number of players within the file has caused to create (what I believe to be) an unnecessary function. There is probably a more elegant way to initialize my player array without needing to open up two file streams, one for the number of players, and one for the actual players.</text:p>
      <text:p text:style-name="P2"><text:tab/>If I had more time, I would definitely fix how I initialize and load my player array. Some options are to initialize the array within the loadPlayers function, but design wise, that would not make sense. While the current solution ensures everything is correct, I will consider more options to making the solution ne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2-19T12:34:52</dc:date>
    <dc:creator>Zarol </dc:creator>
    <meta:editing-duration>PT13M5S</meta:editing-duration>
    <meta:editing-cycles>2</meta:editing-cycles>
    <meta:generator>LibreOffice/3.5$Linux_X86_64 LibreOffice_project/350m1$Build-2</meta:generator>
    <meta:document-statistic meta:table-count="0" meta:image-count="0" meta:object-count="0" meta:page-count="1" meta:paragraph-count="9" meta:word-count="302" meta:character-count="1779" meta:non-whitespace-character-count="1481"/>
  </office:meta>
</office:document-meta>
</file>